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20252e" officeooo:paragraph-rsid="0020252e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1dd443" officeooo:paragraph-rsid="0020252e" style:font-size-asian="12pt" style:font-size-complex="12pt"/>
    </style:style>
    <style:style style:name="P3" style:family="paragraph" style:parent-style-name="Standard">
      <style:text-properties fo:font-weight="bold" officeooo:rsid="001d5bc0" officeooo:paragraph-rsid="001d5bc0" style:font-weight-asian="bold" style:font-weight-complex="bold"/>
    </style:style>
    <style:style style:name="P4" style:family="paragraph" style:parent-style-name="Standard">
      <style:text-properties fo:font-weight="bold" officeooo:rsid="001d5bc0" officeooo:paragraph-rsid="001e44e1" style:font-weight-asian="bold" style:font-weight-complex="bold"/>
    </style:style>
    <style:style style:name="P5" style:family="paragraph" style:parent-style-name="Standard">
      <style:text-properties fo:font-weight="bold" officeooo:rsid="001e44e1" officeooo:paragraph-rsid="001e44e1" style:font-weight-asian="bold" style:font-weight-complex="bold"/>
    </style:style>
    <style:style style:name="P6" style:family="paragraph" style:parent-style-name="Standard">
      <style:text-properties fo:font-weight="bold" officeooo:rsid="0020252e" officeooo:paragraph-rsid="0020252e" style:font-weight-asian="bold" style:font-weight-complex="bold"/>
    </style:style>
    <style:style style:name="P7" style:family="paragraph" style:parent-style-name="Standard">
      <style:text-properties fo:font-weight="bold" officeooo:rsid="00288b06" officeooo:paragraph-rsid="00288b06" style:font-weight-asian="bold" style:font-weight-complex="bold"/>
    </style:style>
    <style:style style:name="P8" style:family="paragraph" style:parent-style-name="Standard">
      <style:text-properties fo:font-weight="normal" officeooo:rsid="0026b9fe" officeooo:paragraph-rsid="0026b9fe" style:font-weight-asian="normal" style:font-weight-complex="normal"/>
    </style:style>
    <style:style style:name="P9" style:family="paragraph" style:parent-style-name="Standard">
      <style:text-properties fo:font-weight="normal" officeooo:rsid="00293c4d" officeooo:paragraph-rsid="00293c4d" style:font-weight-asian="normal" style:font-weight-complex="normal"/>
    </style:style>
    <style:style style:name="P10" style:family="paragraph" style:parent-style-name="Standard">
      <style:text-properties fo:font-weight="normal" officeooo:rsid="00293c4d" officeooo:paragraph-rsid="002a784e" style:font-weight-asian="normal" style:font-weight-complex="normal"/>
    </style:style>
    <style:style style:name="P11" style:family="paragraph" style:parent-style-name="Heading_20_2">
      <style:paragraph-properties fo:text-align="justify" style:justify-single-word="false"/>
      <style:text-properties style:font-name="Times New Roman" fo:font-size="11pt" officeooo:rsid="000f84fc" officeooo:paragraph-rsid="0020252e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officeooo:rsid="001dd443" officeooo:paragraph-rsid="0020252e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2pt" officeooo:rsid="001dd443" officeooo:paragraph-rsid="002f09df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d443" officeooo:paragraph-rsid="002f09df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d443" officeooo:paragraph-rsid="0020252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2f09df" officeooo:paragraph-rsid="002f09df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20252e"/>
    </style:style>
    <style:style style:name="P18" style:family="paragraph" style:parent-style-name="Text_20_body">
      <style:paragraph-properties fo:text-align="justify" style:justify-single-word="false"/>
      <style:text-properties officeooo:paragraph-rsid="002f09df"/>
    </style:style>
    <style:style style:name="T1" style:family="text">
      <style:text-properties officeooo:rsid="001e44e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d443" style:font-size-asian="12pt" style:font-size-complex="12pt"/>
    </style:style>
    <style:style style:name="T4" style:family="text">
      <style:text-properties fo:font-size="12pt" officeooo:rsid="002f09df" style:font-size-asian="12pt" style:font-size-complex="12pt"/>
    </style:style>
    <style:style style:name="T5" style:family="text">
      <style:text-properties style:font-name="Times New Roman" fo:font-size="12pt" officeooo:rsid="000f84fc" style:font-size-asian="12pt" style:font-size-complex="12pt"/>
    </style:style>
    <style:style style:name="T6" style:family="text">
      <style:text-properties style:font-name="Times New Roman" fo:font-size="12pt" officeooo:rsid="001dd443" style:font-size-asian="12pt" style:font-size-complex="12pt"/>
    </style:style>
    <style:style style:name="T7" style:family="text">
      <style:text-properties style:font-name="Times New Roman" fo:font-size="12pt" officeooo:rsid="002f09df" style:font-size-asian="12pt" style:font-size-complex="12pt"/>
    </style:style>
    <style:style style:name="T8" style:family="text">
      <style:text-properties fo:font-weight="normal" officeooo:rsid="002147c4" style:font-weight-asian="normal" style:font-weight-complex="normal"/>
    </style:style>
    <style:style style:name="T9" style:family="text">
      <style:text-properties officeooo:rsid="00288b06"/>
    </style:style>
    <style:style style:name="T10" style:family="text">
      <style:text-properties officeooo:rsid="00293c4d"/>
    </style:style>
    <style:style style:name="T11" style:family="text">
      <style:text-properties officeooo:rsid="002a784e"/>
    </style:style>
    <style:style style:name="T12" style:family="text">
      <style:text-properties officeooo:rsid="002f09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. Methodology</text:p>
      <text:p text:style-name="P5">2.1 Hybrid text classification Model</text:p>
      <text:p text:style-name="P5"><text:tab/><text:span text:style-name="T8">brief about preprocessing , text representation , text classif ml hybrid , text classif dl hybrid</text:span></text:p>
      <text:p text:style-name="P3"><text:span text:style-name="T1">2.1.1 </text:span>Preprocessing</text:p>
      <text:p text:style-name="P8">[1. output , explain ] </text:p>
      <text:p text:style-name="P3"/>
      <text:p text:style-name="P4"><text:span text:style-name="T1">2.1.2 </text:span>Text Representation : bow, tfidf, word2vec</text:p>
      <text:p text:style-name="P8">[2. output , explain ] </text:p>
      <text:p text:style-name="P8">[3. output , explain ] </text:p>
      <text:p text:style-name="P4"/>
      <text:p text:style-name="P4"><text:span text:style-name="T1">2.1.3 </text:span>Text classif ML model ensemble : GNB, MNB, BNB , SVC, KNC, DTC, LRC, RFC, ABC, BC, ETC, GBDT , XGB</text:p>
      <text:p text:style-name="P8">[4. output , explain ] -- </text:p>
      <text:p text:style-name="P8">[5. output , explain ] </text:p>
      <text:p text:style-name="P8"/>
      <text:p text:style-name="P4"><text:span text:style-name="T1">2.1.4 </text:span>Text classif DL model ensemble : ANN, GRU , LSTM</text:p>
      <text:p text:style-name="P8">[6. output , explain ] </text:p>
      <text:p text:style-name="P8">[7. output , explain ] --</text:p>
      <text:p text:style-name="P3"/>
      <text:p text:style-name="P7">2.2 Hybrid Sales Prediction Model</text:p>
      <text:p text:style-name="P3"><text:span text:style-name="T1">2.2.</text:span><text:span text:style-name="T9">1</text:span><text:span text:style-name="T1"> </text:span>EDA : Orderwise , productwise, clientwise</text:p>
      <text:p text:style-name="P9">[1. output, explain]</text:p>
      <text:p text:style-name="P9">[2. output, explain]</text:p>
      <text:p text:style-name="P9">[3. output, explain]</text:p>
      <text:p text:style-name="P9">[4. output, explain]</text:p>
      <text:p text:style-name="P9"/>
      <text:p text:style-name="P3"><text:span text:style-name="T1">2.2.</text:span><text:span text:style-name="T9">2</text:span><text:span text:style-name="T1"> </text:span>Model training(hyperparameter tuning,<text:span text:style-name="T10">normalization</text:span>) : multiple lr,polynomial, ridge, lasso , elasticNet, logistic , softmax, dtree, reg tree, random forest : Orderwise , productwise, clientwise</text:p>
      <text:p text:style-name="P9">[5. output, explain]</text:p>
      <text:p text:style-name="P9">[6. output, explain]</text:p>
      <text:p text:style-name="P9">[7. output, explain]</text:p>
      <text:p text:style-name="P9">[8. output, explain]</text:p>
      <text:p text:style-name="P9">[9. output, explain]</text:p>
      <text:p text:style-name="P9">[10. output, explain]</text:p>
      <text:p text:style-name="P9">[11. output, explain]</text:p>
      <text:p text:style-name="P9">[12. output, explain]</text:p>
      <text:p text:style-name="P9">[13. output, explain]</text:p>
      <text:p text:style-name="P10">[<text:span text:style-name="T11">14</text:span>. output, explain]</text:p>
      <text:p text:style-name="P10">[<text:span text:style-name="T11">1</text:span>5. output, explain]</text:p>
      <text:p text:style-name="P10"/>
      <text:p text:style-name="P9"/>
      <text:p text:style-name="P3"><text:span text:style-name="T1">2.2.</text:span><text:span text:style-name="T9">3</text:span><text:span text:style-name="T1"> </text:span>Ensemble model training : voting , bagging , random forest, ADA boosting , gradient boosting , stacking , blending : Orderwise , productwise, clientwise</text:p>
      <text:p text:style-name="P10">[<text:span text:style-name="T11">16</text:span>. output, explain]</text:p>
      <text:p text:style-name="P10">[<text:span text:style-name="T11">17</text:span>. output, explain]</text:p>
      <text:p text:style-name="P10">[<text:span text:style-name="T11">18</text:span>. output, explain]</text:p>
      <text:p text:style-name="P10">[<text:span text:style-name="T11">19</text:span>. output, explain]</text:p>
      <text:p text:style-name="P10">[<text:span text:style-name="T11">20</text:span>. output, explain]</text:p>
      <text:p text:style-name="P10">[<text:span text:style-name="T11">21</text:span>. output, explain]</text:p>
      <text:p text:style-name="P10"/>
      <text:p text:style-name="P6">3. Experimental Design : already avail , own datasets</text:p>
      <text:h text:style-name="P11" text:outline-level="2"><text:soft-page-break/><text:span text:style-name="T3">3</text:span><text:span text:style-name="T2">.</text:span><text:span text:style-name="T3">1</text:span><text:span text:style-name="T2"> </text:span><text:span text:style-name="T3">Prebuilt Dataset</text:span></text:h>
      <text:p text:style-name="P2">- IMDB Movie review for sentiment classif.</text:p>
      <text:p text:style-name="P2"/>
      <text:h text:style-name="P11" text:outline-level="2"><text:span text:style-name="T3">3</text:span><text:span text:style-name="T2">.</text:span><text:span text:style-name="T3">2</text:span><text:span text:style-name="T2"> </text:span><text:span text:style-name="T4">Dataset Generation</text:span></text:h>
      <text:p text:style-name="P16">[0. output, explain] </text:p>
      <text:p text:style-name="P14"><text:span text:style-name="T12"><text:tab/>- avg sampling done to get chats before order</text:span></text:p>
      <text:p text:style-name="P18"><text:span text:style-name="T5"><text:tab/>- </text:span><text:span text:style-name="T6">Orderwise</text:span></text:p>
      <text:p text:style-name="P13"><text:tab/>- Productwise</text:p>
      <text:p text:style-name="P14"><text:tab/>- Clientwise</text:p>
      <text:p text:style-name="P14"/>
      <text:p text:style-name="P1">4. Performance Evaluation</text:p>
      <text:p text:style-name="P1">4.1 : all metrics results for hybrid text model , sales model</text:p>
      <text:p text:style-name="P1">4.2 : performance analysis hybrid text model , sales model</text:p>
      <text:p text:style-name="P1">4.3 : discussion for sales, text model</text:p>
      <text:p text:style-name="P1"/>
      <text:p text:style-name="P1">5. Conclusion: sales hybrid , text hybrid model</text:p>
      <text:p text:style-name="P1"/>
      <text:p text:style-name="P1">1. Introduction</text:p>
      <text:p text:style-name="P1">1.1 : Related works – all models rps [write 6.Ref here]</text:p>
      <text:p text:style-name="P1">1.2 : Motivation – DLOM project</text:p>
      <text:p text:style-name="P1">1.3 : Contribution – hybrid sales model using hybrid text classif</text:p>
      <text:p text:style-name="P1">1.4 : Outline of proposed – hybrid sales model using hybrid text classif</text:p>
      <text:p text:style-name="P1">1.5 : Organizatoni of pap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4:23:17.781388672</meta:creation-date>
    <meta:generator>LibreOffice/7.2.7.2$Linux_X86_64 LibreOffice_project/20$Build-2</meta:generator>
    <dc:date>2022-10-11T16:38:06.423004548</dc:date>
    <meta:editing-duration>PT22H31M41S</meta:editing-duration>
    <meta:editing-cycles>11</meta:editing-cycles>
    <meta:document-statistic meta:table-count="0" meta:image-count="0" meta:object-count="0" meta:page-count="2" meta:paragraph-count="59" meta:word-count="350" meta:character-count="2146" meta:non-whitespace-character-count="1838"/>
  </office:meta>
</office:document-meta>
</file>